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text-properties officeooo:rsid="000d4831" officeooo:paragraph-rsid="000d4831"/>
    </style:style>
    <style:style style:name="P2" style:family="paragraph" style:parent-style-name="Text_20_body">
      <style:paragraph-properties fo:line-height="115%" fo:text-align="center" style:justify-single-word="false"/>
      <style:text-properties style:font-name="Arial" fo:font-size="12pt" officeooo:rsid="001be034" officeooo:paragraph-rsid="000c55e2" style:font-size-asian="12pt" style:font-size-complex="12pt"/>
    </style:style>
    <style:style style:name="P3" style:family="paragraph" style:parent-style-name="Text_20_body">
      <style:paragraph-properties fo:line-height="115%"/>
      <style:text-properties style:font-name="Arial" fo:font-size="12pt" officeooo:rsid="001be034" officeooo:paragraph-rsid="000c55e2" style:font-size-asian="12pt" style:font-size-complex="12pt"/>
    </style:style>
    <style:style style:name="P4" style:family="paragraph" style:parent-style-name="Text_20_body">
      <style:paragraph-properties fo:line-height="115%" fo:text-align="center" style:justify-single-word="false"/>
      <style:text-properties style:font-name="Arial" fo:font-size="12pt" officeooo:paragraph-rsid="000c55e2" style:font-size-asian="12pt" style:font-size-complex="12pt"/>
    </style:style>
    <style:style style:name="P5" style:family="paragraph" style:parent-style-name="Text_20_body">
      <style:paragraph-properties fo:line-height="115%"/>
      <style:text-properties style:font-name="Arial" fo:font-size="12pt" officeooo:rsid="000d4831" officeooo:paragraph-rsid="000d4831" style:font-size-asian="12pt" style:font-size-complex="12pt"/>
    </style:style>
    <style:style style:name="P6" style:family="paragraph" style:parent-style-name="Text_20_body">
      <style:text-properties officeooo:rsid="000d4831" officeooo:paragraph-rsid="000d4831"/>
    </style:style>
    <style:style style:name="P7" style:family="paragraph" style:parent-style-name="Text_20_body">
      <style:text-properties officeooo:rsid="000e3467" officeooo:paragraph-rsid="000e3467"/>
    </style:style>
    <style:style style:name="P8"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0c55e2" style:font-size-asian="12pt" style:font-size-complex="12pt"/>
    </style:style>
    <style:style style:name="P9" style:family="paragraph" style:parent-style-name="Heading_20_2">
      <style:paragraph-properties fo:line-height="115%" fo:text-align="center" style:justify-single-word="false"/>
      <style:text-properties style:font-name="Arial" fo:font-size="12pt" officeooo:rsid="001be034" officeooo:paragraph-rsid="000c55e2" style:font-size-asian="12pt" style:font-size-complex="12pt"/>
    </style:style>
    <style:style style:name="P10" style:family="paragraph" style:parent-style-name="Heading_20_2">
      <style:paragraph-properties fo:line-height="115%"/>
      <style:text-properties style:font-name="Arial" officeooo:paragraph-rsid="000c55e2"/>
    </style:style>
    <style:style style:name="P11" style:family="paragraph" style:parent-style-name="Heading_20_4">
      <style:text-properties officeooo:paragraph-rsid="000e3467"/>
    </style:style>
    <style:style style:name="T1" style:family="text">
      <style:text-properties officeooo:rsid="000c55e2"/>
    </style:style>
    <style:style style:name="T2" style:family="text">
      <style:text-properties officeooo:rsid="002206d4"/>
    </style:style>
    <style:style style:name="T3" style:family="text">
      <style:text-properties officeooo:rsid="0020288f"/>
    </style:style>
    <style:style style:name="T4" style:family="text">
      <style:text-properties officeooo:rsid="005d57f2"/>
    </style:style>
    <style:style style:name="T5" style:family="text">
      <style:text-properties officeooo:rsid="000e3467"/>
    </style:style>
    <style:style style:name="T6" style:family="text">
      <style:text-properties officeooo:rsid="000e4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eport INFO134 </text:h>
      <text:h text:style-name="P9" text:outline-level="2">Project <text:span text:style-name="T4">Two</text:span></text:h>
      <text:p text:style-name="P4"/>
      <text:p text:style-name="P4"/>
      <text:p text:style-name="P4"/>
      <text:p text:style-name="P4"/>
      <text:p text:style-name="P4"/>
      <text:p text:style-name="P4"/>
      <text:p text:style-name="P4"/>
      <text:p text:style-name="P2">Kristian 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2"><text:soft-page-break/></text:h>
      <text:h text:style-name="P10" text:outline-level="2">Report</text:h>
      <text:p text:style-name="P3">This is a <text:span text:style-name="T2">post-</text:span>report from the creation of the <text:span text:style-name="T1">second</text:span> assignment and the design choices I <text:span text:style-name="T3">have made during the design and testing process. I will show how the website works, the migration process from static design to a fully functional dynamic layout with imported data and to how my search functions work.</text:span></text:p>
      <text:p text:style-name="P5">I will note at the start that the index page has some errors when loading movies that has no images in the image database, but that is because not all movies have pictures attached to them. This I claim is a server error and I have chosen to not fix it since CORS(Cross Origin Resource Sharing) is disabled and I can not check if the picture is there before it is loaded with the URL. This can be solved as a fadeout on hover to show title of movie and replacing the missing picture with a placeholder picture. However I feel this is a server error and the missing pictures should be inserted and fixed on server side and not client side. </text:p>
      <text:h text:style-name="P1" text:outline-level="3">The website</text:h>
      <text:p text:style-name="P6">The websites layout is very much the same as when everything was static, but <text:span text:style-name="T5">some things are changed, but everything that is changed is because of the new requirements assignment two set for what information should be displayed. Other than that the only thing that has changed is the layout for each result error on the search_results.html. This is in a way also because of the new requirements. </text:span></text:p>
      <text:h text:style-name="P11" text:outline-level="4"><text:span text:style-name="T5">The index </text:span></text:h>
      <text:p text:style-name="P7">The only real different here is that now there is a scrolling property that the user can apply to the lists displayed on the index page. Here if <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8:20:55.621158723</meta:creation-date>
    <dc:date>2017-03-24T10:05:09.076049543</dc:date>
    <meta:editing-duration>PT40M12S</meta:editing-duration>
    <meta:editing-cycles>1</meta:editing-cycles>
    <meta:document-statistic meta:table-count="0" meta:image-count="0" meta:object-count="0" meta:page-count="2" meta:paragraph-count="10" meta:word-count="283" meta:character-count="1553" meta:non-whitespace-character-count="1275"/>
    <meta:generator>LibreOffice/5.1.4.2$Linux_X86_64 LibreOffice_project/10m0$Build-2</meta:generator>
  </office:meta>
</office:document-meta>
</file>